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kaedu@akaedu-desktop:~/桌面$ gcc sub.c -c</text:p>
      <text:p text:style-name="Standard">akaedu@akaedu-desktop:~/桌面$ gcc sub.c -c -fPIC -o sub_d.o</text:p>
      <text:p text:style-name="Standard">akaedu@akaedu-desktop:~/桌面$ gcc add.c -c</text:p>
      <text:p text:style-name="Standard">akaedu@akaedu-desktop:~/桌面$ gcc add.c -c -fPIC -o add_d.o</text:p>
      <text:p text:style-name="Standard">akaedu@akaedu-desktop:~/桌面$ ar rs likw.a kw.o</text:p>
      <text:p text:style-name="Standard">ar: creating likw.a</text:p>
      <text:p text:style-name="Standard">ar: kw.o: No such file or directory</text:p>
      <text:p text:style-name="Standard">akaedu@akaedu-desktop:~/桌面$ ls</text:p>
      <text:p text:style-name="Standard">001</text:p>
      <text:p text:style-name="Standard">002</text:p>
      <text:p text:style-name="Standard">add.c</text:p>
      <text:p text:style-name="Standard">add_d.o</text:p>
      <text:p text:style-name="Standard">add.o</text:p>
      <text:p text:style-name="Standard">chp15.1</text:p>
      <text:p text:style-name="Standard">CPU的内部结构.odt</text:p>
      <text:p text:style-name="Standard">C语言现代方法第一版.pdf</text:p>
      <text:p text:style-name="Standard">gcc file.c -g <text:s text:c="8"/>readelf -a a.out.odt</text:p>
      <text:p text:style-name="Standard">is_prime.c</text:p>
      <text:p text:style-name="Standard">lianjie</text:p>
      <text:p text:style-name="Standard">lirenedu</text:p>
      <text:p text:style-name="Standard">main</text:p>
      <text:p text:style-name="Standard">main.c</text:p>
      <text:p text:style-name="Standard">Makefile</text:p>
      <text:p text:style-name="Standard">Makefile基础编译执行.odt</text:p>
      <text:p text:style-name="Standard">string-lib</text:p>
      <text:p text:style-name="Standard">sub.c</text:p>
      <text:p text:style-name="Standard">sub_d.o</text:p>
      <text:p text:style-name="Standard">sub.o</text:p>
      <text:p text:style-name="Standard">SWITCH.odt</text:p>
      <text:p text:style-name="Standard">unlix 快捷键.odt</text:p>
      <text:p text:style-name="Standard">yuekeshuang</text:p>
      <text:p text:style-name="Standard">计算机组成原理.pdf</text:p>
      <text:p text:style-name="Standard">未命名文件夹</text:p>
      <text:p text:style-name="Standard">新建文件夹</text:p>
      <text:p text:style-name="Standard">新建文件夹001</text:p>
      <text:p text:style-name="Standard">akaedu@akaedu-desktop:~/桌面$ ar -rs <text:s/>add.o sub.o libmyku.a</text:p>
      <text:p text:style-name="Standard">ar: add.o: File format not recognized</text:p>
      <text:p text:style-name="Standard">akaedu@akaedu-desktop:~/桌面$ ls</text:p>
      <text:p text:style-name="Standard">001</text:p>
      <text:p text:style-name="Standard">002</text:p>
      <text:p text:style-name="Standard">add.c</text:p>
      <text:p text:style-name="Standard">add_d.o</text:p>
      <text:p text:style-name="Standard">add.o</text:p>
      <text:p text:style-name="Standard">chp15.1</text:p>
      <text:p text:style-name="Standard">CPU的内部结构.odt</text:p>
      <text:p text:style-name="Standard">C语言现代方法第一版.pdf</text:p>
      <text:p text:style-name="Standard">gcc file.c -g <text:s text:c="8"/>readelf -a a.out.odt</text:p>
      <text:p text:style-name="Standard">is_prime.c</text:p>
      <text:p text:style-name="Standard">lianjie</text:p>
      <text:p text:style-name="Standard">lirenedu</text:p>
      <text:p text:style-name="Standard">main</text:p>
      <text:p text:style-name="Standard">main.c</text:p>
      <text:p text:style-name="Standard"><text:soft-page-break/>Makefile</text:p>
      <text:p text:style-name="Standard">Makefile基础编译执行.odt</text:p>
      <text:p text:style-name="Standard">string-lib</text:p>
      <text:p text:style-name="Standard">sub.c</text:p>
      <text:p text:style-name="Standard">sub_d.o</text:p>
      <text:p text:style-name="Standard">sub.o</text:p>
      <text:p text:style-name="Standard">SWITCH.odt</text:p>
      <text:p text:style-name="Standard">unlix 快捷键.odt</text:p>
      <text:p text:style-name="Standard">yuekeshuang</text:p>
      <text:p text:style-name="Standard">计算机组成原理.pdf</text:p>
      <text:p text:style-name="Standard">未命名文件夹</text:p>
      <text:p text:style-name="Standard">新建文件夹</text:p>
      <text:p text:style-name="Standard">新建文件夹001</text:p>
      <text:p text:style-name="Standard">akaedu@akaedu-desktop:~/桌面$ ar -rs libmyku.a <text:s/>add.o sub.o </text:p>
      <text:p text:style-name="Standard">ar: creating libmyku.a</text:p>
      <text:p text:style-name="Standard">akaedu@akaedu-desktop:~/桌面$ ls</text:p>
      <text:p text:style-name="Standard">001</text:p>
      <text:p text:style-name="Standard">002</text:p>
      <text:p text:style-name="Standard">add.c</text:p>
      <text:p text:style-name="Standard">add_d.o</text:p>
      <text:p text:style-name="Standard">add.o</text:p>
      <text:p text:style-name="Standard">chp15.1</text:p>
      <text:p text:style-name="Standard">CPU的内部结构.odt</text:p>
      <text:p text:style-name="Standard">C语言现代方法第一版.pdf</text:p>
      <text:p text:style-name="Standard">gcc file.c -g <text:s text:c="8"/>readelf -a a.out.odt</text:p>
      <text:p text:style-name="Standard">is_prime.c</text:p>
      <text:p text:style-name="Standard">lianjie</text:p>
      <text:p text:style-name="Standard">libmyku.a</text:p>
      <text:p text:style-name="Standard">lirenedu</text:p>
      <text:p text:style-name="Standard">main</text:p>
      <text:p text:style-name="Standard">main.c</text:p>
      <text:p text:style-name="Standard">Makefile</text:p>
      <text:p text:style-name="Standard">Makefile基础编译执行.odt</text:p>
      <text:p text:style-name="Standard">string-lib</text:p>
      <text:p text:style-name="Standard">sub.c</text:p>
      <text:p text:style-name="Standard">sub_d.o</text:p>
      <text:p text:style-name="Standard">sub.o</text:p>
      <text:p text:style-name="Standard">SWITCH.odt</text:p>
      <text:p text:style-name="Standard">unlix 快捷键.odt</text:p>
      <text:p text:style-name="Standard">yuekeshuang</text:p>
      <text:p text:style-name="Standard">计算机组成原理.pdf</text:p>
      <text:p text:style-name="Standard">未命名文件夹</text:p>
      <text:p text:style-name="Standard">新建文件夹</text:p>
      <text:p text:style-name="Standard">新建文件夹001</text:p>
      <text:p text:style-name="Standard">akaedu@akaedu-desktop:~/桌面$ gcc -shared libgxku.so <text:s/>add_d.o sub_d.o </text:p>
      <text:p text:style-name="Standard">gcc: libgxku.so: 没有那个文件或目录</text:p>
      <text:p text:style-name="Standard">akaedu@akaedu-desktop:~/桌面$ gcc -shared libgxku.so <text:s/>add_d.o sub_d.o </text:p>
      <text:p text:style-name="Standard">gcc: libgxku.so: 没有那个文件或目录</text:p>
      <text:p text:style-name="Standard">akaedu@akaedu-desktop:~/桌面$ gcc -shared libgxku.so <text:s/>add_d.o sub_d.o </text:p>
      <text:p text:style-name="Standard">gcc: libgxku.so: 没有那个文件或目录</text:p>
      <text:p text:style-name="Standard">akaedu@akaedu-desktop:~/桌面$ gcc -shared -o libgxku/so add_d.o s</text:p>
      <text:p text:style-name="Standard">string-lib/ sub.c <text:s text:c="6"/>sub_d.o <text:s text:c="4"/>sub.o <text:s text:c="6"/></text:p>
      <text:p text:style-name="Standard"><text:soft-page-break/>akaedu@akaedu-desktop:~/桌面$ gcc -shared -o libgxku/so add_d.o s</text:p>
      <text:p text:style-name="Standard">string-lib/ sub.c <text:s text:c="6"/>sub_d.o <text:s text:c="4"/>sub.o <text:s text:c="6"/></text:p>
      <text:p text:style-name="Standard">akaedu@akaedu-desktop:~/桌面$ gcc -shared -o libgxku/so add_d.o sub_d.o </text:p>
      <text:p text:style-name="Standard">/usr/bin/ld: cannot open output file libgxku/so: No such file or directory</text:p>
      <text:p text:style-name="Standard">collect2: ld returned 1 exit status</text:p>
      <text:p text:style-name="Standard">akaedu@akaedu-desktop:~/桌面$ gcc -shared -o libgxku.so add_d.o sub_d.o </text:p>
      <text:p text:style-name="Standard">akaedu@akaedu-desktop:~/桌面$ ls</text:p>
      <text:p text:style-name="Standard">001 <text:s text:c="5"/>CPU的内部结构.odt <text:s text:c="26"/>libmyku.a <text:s text:c="16"/>string-lib <text:s text:c="7"/>yuekeshuang</text:p>
      <text:p text:style-name="Standard">002 <text:s text:c="5"/>C语言现代方法第一版.pdf <text:s text:c="20"/>lirenedu <text:s text:c="17"/>sub.c <text:s text:c="12"/>计算机组成原理.pdf</text:p>
      <text:p text:style-name="Standard">add.c <text:s text:c="3"/>gcc file.c -g <text:s text:c="8"/>readelf -a a.out.odt <text:s/>main <text:s text:c="21"/>sub_d.o <text:s text:c="10"/>未命名文件夹</text:p>
      <text:p text:style-name="Standard">add_d.o <text:s/>is_prime.c <text:s text:c="33"/>main.c <text:s text:c="19"/>sub.o <text:s text:c="12"/>未命名文件夹 2</text:p>
      <text:p text:style-name="Standard">add.o <text:s text:c="3"/>lianjie <text:s text:c="36"/>Makefile <text:s text:c="17"/>SWITCH.odt <text:s text:c="7"/>新建文件夹</text:p>
      <text:p text:style-name="Standard">chp15.1 <text:s/>libgxku.so <text:s text:c="33"/>Makefile基础编译执行.odt <text:s/>un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kaedu </meta:initial-creator>
    <meta:creation-date>2013-08-14T16:12:56</meta:creation-date>
    <meta:document-statistic meta:table-count="0" meta:image-count="0" meta:object-count="0" meta:page-count="3" meta:paragraph-count="117" meta:word-count="420" meta:character-count="2803"/>
    <dc:date>2013-08-14T16:13:42</dc:date>
    <dc:creator>akaedu </dc:creator>
    <meta:editing-duration>PT00H00M47S</meta:editing-duration>
    <meta:editing-cycles>1</meta:editing-cycles>
    <meta:generator>OpenOffice.org/3.2$Linux OpenOffice.org_project/320m12$Build-9483</meta:generator>
  </office:meta>
</office:document-meta>
</file>